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5" style:family="table-row">
      <style:table-row-properties style:min-row-height="0.642cm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85321f" officeooo:paragraph-rsid="0085321f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  <style:style style:name="T5" style:family="text">
      <style:text-properties officeooo:rsid="007c2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4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4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4"><text:span text:style-name="T5">P</text:span>alette de peintu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4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4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4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4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4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4">Pied de 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4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4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4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2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11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11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11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4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4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2">Bol de riz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4">Scie</text:p>
          </table:table-cell>
        </table:table-row>
        <table:table-row table:style-name="Tableau1.135"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45</meta:editing-cycles>
    <meta:editing-duration>PT14H26M49S</meta:editing-duration>
    <dc:date>2019-11-21T21:44:37.133574628</dc:date>
    <meta:document-statistic meta:table-count="1" meta:image-count="0" meta:object-count="0" meta:page-count="5" meta:paragraph-count="242" meta:word-count="393" meta:character-count="2652" meta:non-whitespace-character-count="2501"/>
    <meta:user-defined meta:name="Info 1"/>
    <meta:user-defined meta:name="Info 2"/>
    <meta:user-defined meta:name="Info 3"/>
    <meta:user-defined meta:name="Info 4"/>
  </office:meta>
</office:document-meta>
</file>